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48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30.89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134.9mm"/>
    </style:style>
    <style:style style:name="co10" style:family="table-column">
      <style:table-column-properties fo:break-before="auto" style:column-width="66.85mm"/>
    </style:style>
    <style:style style:name="co11" style:family="table-column">
      <style:table-column-properties fo:break-before="auto" style:column-width="11.47mm"/>
    </style:style>
    <style:style style:name="co12" style:family="table-column">
      <style:table-column-properties fo:break-before="auto" style:column-width="230.91mm"/>
    </style:style>
    <style:style style:name="co13" style:family="table-column">
      <style:table-column-properties fo:break-before="auto" style:column-width="152.88mm"/>
    </style:style>
    <style:style style:name="co14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21.43mm" fo:break-before="auto" style:use-optimal-row-height="true"/>
    </style:style>
    <style:style style:name="ro5" style:family="table-row">
      <style:table-row-properties style:row-height="13.09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ro7" style:family="table-row">
      <style:table-row-properties style:row-height="25.61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1.8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ffff" fo:border="0.06pt solid #000000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17"/>
        </table:table-row>
        <table:table-row table:style-name="ro1">
          <table:table-cell table:style-name="ce2" office:value-type="string" calcext:value-type="string">
            <text:p>CSV Path</text:p>
          </table:table-cell>
          <table:table-cell table:style-name="ce6" office:value-type="string" calcext:value-type="string">
            <text:p>C:\Users\gabri\OneDrive\Documents\Unity\Bobby Dick\trunk\TestTiles\Assets\Resour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Jour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Rush Hour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urée Jour (sans rush hour)</text:p>
          </table:table-cell>
          <table:table-cell table:style-name="ce6" office:value-type="string" calcext:value-type="string">
            <text:p>Si vous vous êtes trompé d’ingrédients, vous devez vider votre assiette ! Il suffit de toucher l’assiette en bas de l’écran, et vous pourrez recommencer le plat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ax Start Rate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Max End Rate</text:p>
          </table:table-cell>
          <table:table-cell table:style-name="ce10" office:value-type="float" office:value="7.5" calcext:value-type="float">
            <text:p>7,5</text:p>
          </table:table-cell>
          <table:table-cell table:style-name="ce3" office:value-type="string" calcext:value-type="string">
            <text:p>Min Client Amoun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in Start Rate</text:p>
          </table:table-cell>
          <table:table-cell table:style-name="ce6" office:value-type="float" office:value="6.5" calcext:value-type="float">
            <text:p>6,5</text:p>
          </table:table-cell>
          <table:table-cell table:style-name="ce3" office:value-type="string" calcext:value-type="string">
            <text:p>Min End Rate</text:p>
          </table:table-cell>
          <table:table-cell table:style-name="ce10" office:value-type="float" office:value="5.5" calcext:value-type="float">
            <text:p>5,5</text:p>
          </table:table-cell>
          <table:table-cell table:style-name="ce3" office:value-type="string" calcext:value-type="string">
            <text:p>Max Client <text:s/>Amount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x Rush Hour Rat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in Rush Hour Rat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st Level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ld Per Cli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H Appear Time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lt</text:p>
          </table:table-cell>
          <table:table-cell table:style-name="ce7" office:value-type="string" calcext:value-type="string">
            <text:p>Name ?</text:p>
          </table:table-cell>
          <table:table-cell table:style-name="ce3" office:value-type="string" calcext:value-type="string">
            <text:p>Nombre Client</text:p>
          </table:table-cell>
          <table:table-cell table:style-name="ce3" office:value-type="string" calcext:value-type="string">
            <text:p>Normal Rate Start</text:p>
          </table:table-cell>
          <table:table-cell table:style-name="ce3" office:value-type="string" calcext:value-type="string">
            <text:p>Normal Rate End</text:p>
          </table:table-cell>
          <table:table-cell table:style-name="ce11" office:value-type="string" calcext:value-type="string">
            <text:p>Rush Rate</text:p>
          </table:table-cell>
          <table:table-cell table:style-name="ce11" office:value-type="string" calcext:value-type="string">
            <text:p>New Clients</text:p>
          </table:table-cell>
          <table:table-cell table:style-name="ce14" office:value-type="string" calcext:value-type="string">
            <text:p>Description</text:p>
          </table:table-cell>
          <table:table-cell table:style-name="ce14" table:number-columns-repeated="2"/>
          <table:table-cell table:style-name="ce16" office:value-type="string" calcext:value-type="string">
            <text:p>durée</text:p>
          </table:table-cell>
          <table:table-cell table:number-columns-repeated="5"/>
          <table:table-cell table:style-name="ce43" table:number-columns-repeated="100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tuto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ROUND([.$F$7]+([.$B$10]-[.A15])*([.$F$6]-[.F$7]) / [.$B$10])" office:value-type="float" office:value="11" calcext:value-type="float">
            <text:p>11</text:p>
          </table:table-cell>
          <table:table-cell table:style-name="ce9" table:formula="of:=ROUND([.$B$7]+([.$B$10]-[.A15])*([.$B$6]-[.$B$7]) / [.$B$10];2)" office:value-type="float" office:value="8.93" calcext:value-type="float">
            <text:p>8,93</text:p>
          </table:table-cell>
          <table:table-cell table:style-name="ce9" table:formula="of:=ROUND([.$D$7]+([.$B$10]-[.A15])*([.$D$6]-[.$D$7]) / [.$B$10];2)" office:value-type="float" office:value="7.44" calcext:value-type="float">
            <text:p>7,44</text:p>
          </table:table-cell>
          <table:table-cell table:style-name="ce12" table:formula="of:==ROUND([.$B$9]+([.$B$10]-[.A15])*([.$B$8]-[.$B$9]) / [.$B$10];2)" office:value-type="float" office:value="6.94" calcext:value-type="float">
            <text:p>6,9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ROUND([.$F$7]+([.$B$10]-[.A16])*([.$F$6]-[.F$7]) / [.$B$10])" office:value-type="float" office:value="13" calcext:value-type="float">
            <text:p>13</text:p>
          </table:table-cell>
          <table:table-cell table:style-name="ce9" table:formula="of:=ROUND([.$B$7]+([.$B$10]-[.A16])*([.$B$6]-[.$B$7]) / [.$B$10];2)" office:value-type="float" office:value="8.86" calcext:value-type="float">
            <text:p>8,86</text:p>
          </table:table-cell>
          <table:table-cell table:style-name="ce9" table:formula="of:=ROUND([.$D$7]+([.$B$10]-[.A16])*([.$D$6]-[.$D$7]) / [.$B$10];2)" office:value-type="float" office:value="7.39" calcext:value-type="float">
            <text:p>7,39</text:p>
          </table:table-cell>
          <table:table-cell table:style-name="ce12" table:formula="of:==ROUND([.$B$9]+([.$B$10]-[.A16])*([.$B$8]-[.$B$9]) / [.$B$10];2)" office:value-type="float" office:value="6.89" calcext:value-type="float">
            <text:p>6,8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ROUND([.$F$7]+([.$B$10]-[.A17])*([.$F$6]-[.F$7]) / [.$B$10])" office:value-type="float" office:value="14" calcext:value-type="float">
            <text:p>14</text:p>
          </table:table-cell>
          <table:table-cell table:style-name="ce9" table:formula="of:=ROUND([.$B$7]+([.$B$10]-[.A17])*([.$B$6]-[.$B$7]) / [.$B$10];2)" office:value-type="float" office:value="8.79" calcext:value-type="float">
            <text:p>8,79</text:p>
          </table:table-cell>
          <table:table-cell table:style-name="ce9" table:formula="of:=ROUND([.$D$7]+([.$B$10]-[.A17])*([.$D$6]-[.$D$7]) / [.$B$10];2)" office:value-type="float" office:value="7.33" calcext:value-type="float">
            <text:p>7,33</text:p>
          </table:table-cell>
          <table:table-cell table:style-name="ce12" table:formula="of:==ROUND([.$B$9]+([.$B$10]-[.A17])*([.$B$8]-[.$B$9]) / [.$B$10];2)" office:value-type="float" office:value="6.83" calcext:value-type="float">
            <text:p>6,83</text:p>
          </table:table-cell>
          <table:table-cell table:style-name="ce12" office:value-type="string" calcext:value-type="string">
            <text:p>Blob Ivrogne</text:p>
          </table:table-cell>
          <table:table-cell table:style-name="ce15" office:value-type="string" calcext:value-type="string">
            <text:p>Votre taverne fait parler d’elle, même les ivrognes du quartiers commencent tout doucement à débarquer. Il vaut mieux remplir les fûts.</text:p>
          </table:table-cell>
          <table:table-cell table:style-name="ce15" office:value-type="string" calcext:value-type="string">
            <text:p>Drunk Blob</text:p>
          </table:table-cell>
          <table:table-cell table:style-name="ce15" office:value-type="string" calcext:value-type="string">
            <text:p>People have heard of your inn from far in the forest. Even the country drunks start to show up. Better fill the casks ! 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ROUND([.$F$7]+([.$B$10]-[.A18])*([.$F$6]-[.F$7]) / [.$B$10])" office:value-type="float" office:value="16" calcext:value-type="float">
            <text:p>16</text:p>
          </table:table-cell>
          <table:table-cell table:style-name="ce9" table:formula="of:=ROUND([.$B$7]+([.$B$10]-[.A18])*([.$B$6]-[.$B$7]) / [.$B$10];2)" office:value-type="float" office:value="8.71" calcext:value-type="float">
            <text:p>8,71</text:p>
          </table:table-cell>
          <table:table-cell table:style-name="ce9" table:formula="of:=ROUND([.$D$7]+([.$B$10]-[.A18])*([.$D$6]-[.$D$7]) / [.$B$10];2)" office:value-type="float" office:value="7.27" calcext:value-type="float">
            <text:p>7,27</text:p>
          </table:table-cell>
          <table:table-cell table:style-name="ce12" table:formula="of:==ROUND([.$B$9]+([.$B$10]-[.A18])*([.$B$8]-[.$B$9]) / [.$B$10];2)" office:value-type="float" office:value="6.77" calcext:value-type="float">
            <text:p>6,7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ROUND([.$F$7]+([.$B$10]-[.A19])*([.$F$6]-[.F$7]) / [.$B$10])" office:value-type="float" office:value="27" calcext:value-type="float">
            <text:p>27</text:p>
          </table:table-cell>
          <table:table-cell table:style-name="ce9" table:formula="of:=ROUND([.$B$7]+([.$B$10]-[.A19])*([.$B$6]-[.$B$7]) / [.$B$10];2)" office:value-type="float" office:value="8.14" calcext:value-type="float">
            <text:p>8,14</text:p>
          </table:table-cell>
          <table:table-cell table:style-name="ce9" table:formula="of:=ROUND([.$D$7]+([.$B$10]-[.A19])*([.$D$6]-[.$D$7]) / [.$B$10];2)" office:value-type="float" office:value="6.81" calcext:value-type="float">
            <text:p>6,81</text:p>
          </table:table-cell>
          <table:table-cell table:style-name="ce12" table:formula="of:==ROUND([.$B$9]+([.$B$10]-[.A19])*([.$B$8]-[.$B$9]) / [.$B$10];2)" office:value-type="float" office:value="6.31" calcext:value-type="float">
            <text:p>6,3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ROUND([.$F$7]+([.$B$10]-[.A20])*([.$F$6]-[.F$7]) / [.$B$10])" office:value-type="float" office:value="19" calcext:value-type="float">
            <text:p>19</text:p>
          </table:table-cell>
          <table:table-cell table:style-name="ce9" table:formula="of:=ROUND([.$B$7]+([.$B$10]-[.A20])*([.$B$6]-[.$B$7]) / [.$B$10];2)" office:value-type="float" office:value="8.57" calcext:value-type="float">
            <text:p>8,57</text:p>
          </table:table-cell>
          <table:table-cell table:style-name="ce9" table:formula="of:=ROUND([.$D$7]+([.$B$10]-[.A20])*([.$D$6]-[.$D$7]) / [.$B$10];2)" office:value-type="float" office:value="7.16" calcext:value-type="float">
            <text:p>7,16</text:p>
          </table:table-cell>
          <table:table-cell table:style-name="ce12" table:formula="of:==ROUND([.$B$9]+([.$B$10]-[.A20])*([.$B$8]-[.$B$9]) / [.$B$10];2)" office:value-type="float" office:value="6.66" calcext:value-type="float">
            <text:p>6,6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9" table:formula="of:=ROUND([.$F$7]+([.$B$10]-[.A21])*([.$F$6]-[.F$7]) / [.$B$10])" office:value-type="float" office:value="20" calcext:value-type="float">
            <text:p>20</text:p>
          </table:table-cell>
          <table:table-cell table:style-name="ce9" table:formula="of:=ROUND([.$B$7]+([.$B$10]-[.A21])*([.$B$6]-[.$B$7]) / [.$B$10];2)" office:value-type="float" office:value="8.5" calcext:value-type="float">
            <text:p>8,5</text:p>
          </table:table-cell>
          <table:table-cell table:style-name="ce9" table:formula="of:=ROUND([.$D$7]+([.$B$10]-[.A21])*([.$D$6]-[.$D$7]) / [.$B$10];2)" office:value-type="float" office:value="7.1" calcext:value-type="float">
            <text:p>7,1</text:p>
          </table:table-cell>
          <table:table-cell table:style-name="ce12" table:formula="of:==ROUND([.$B$9]+([.$B$10]-[.A21])*([.$B$8]-[.$B$9]) / [.$B$10];2)" office:value-type="float" office:value="6.6" calcext:value-type="float">
            <text:p>6,6</text:p>
          </table:table-cell>
          <table:table-cell table:style-name="ce12" office:value-type="string" calcext:value-type="string">
            <text:p>Blob Gourmet</text:p>
          </table:table-cell>
          <table:table-cell table:style-name="ce15" office:value-type="string" calcext:value-type="string">
            <text:p>Préparez vous à voir arriver les plus fin gourmets de la région. Ils sont plus lents et prennent leur temps.</text:p>
          </table:table-cell>
          <table:table-cell table:style-name="ce15" office:value-type="string" calcext:value-type="string">
            <text:p>Gourmet Blob</text:p>
          </table:table-cell>
          <table:table-cell table:style-name="ce15" office:value-type="string" calcext:value-type="string">
            <text:p>Get ready the finests gourmets in the forest. They like it big and sweet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ROUND([.$F$7]+([.$B$10]-[.A22])*([.$F$6]-[.F$7]) / [.$B$10])" office:value-type="float" office:value="21" calcext:value-type="float">
            <text:p>21</text:p>
          </table:table-cell>
          <table:table-cell table:style-name="ce9" table:formula="of:=ROUND([.$B$7]+([.$B$10]-[.A22])*([.$B$6]-[.$B$7]) / [.$B$10];2)" office:value-type="float" office:value="8.43" calcext:value-type="float">
            <text:p>8,43</text:p>
          </table:table-cell>
          <table:table-cell table:style-name="ce9" table:formula="of:=ROUND([.$D$7]+([.$B$10]-[.A22])*([.$D$6]-[.$D$7]) / [.$B$10];2)" office:value-type="float" office:value="7.04" calcext:value-type="float">
            <text:p>7,04</text:p>
          </table:table-cell>
          <table:table-cell table:style-name="ce12" table:formula="of:==ROUND([.$B$9]+([.$B$10]-[.A22])*([.$B$8]-[.$B$9]) / [.$B$10];2)" office:value-type="float" office:value="6.54" calcext:value-type="float">
            <text:p>6,5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formula="of:=ROUND([.$F$7]+([.$B$10]-[.A23])*([.$F$6]-[.F$7]) / [.$B$10])" office:value-type="float" office:value="23" calcext:value-type="float">
            <text:p>23</text:p>
          </table:table-cell>
          <table:table-cell table:style-name="ce9" table:formula="of:=ROUND([.$B$7]+([.$B$10]-[.A23])*([.$B$6]-[.$B$7]) / [.$B$10];2)" office:value-type="float" office:value="8.36" calcext:value-type="float">
            <text:p>8,36</text:p>
          </table:table-cell>
          <table:table-cell table:style-name="ce9" table:formula="of:=ROUND([.$D$7]+([.$B$10]-[.A23])*([.$D$6]-[.$D$7]) / [.$B$10];2)" office:value-type="float" office:value="6.99" calcext:value-type="float">
            <text:p>6,99</text:p>
          </table:table-cell>
          <table:table-cell table:style-name="ce12" table:formula="of:==ROUND([.$B$9]+([.$B$10]-[.A23])*([.$B$8]-[.$B$9]) / [.$B$10];2)" office:value-type="float" office:value="6.49" calcext:value-type="float">
            <text:p>6,4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ROUND([.$F$7]+([.$B$10]-[.A24])*([.$F$6]-[.F$7]) / [.$B$10])" office:value-type="float" office:value="33" calcext:value-type="float">
            <text:p>33</text:p>
          </table:table-cell>
          <table:table-cell table:style-name="ce9" table:formula="of:=ROUND([.$B$7]+([.$B$10]-[.A24])*([.$B$6]-[.$B$7]) / [.$B$10];2)" office:value-type="float" office:value="7.86" calcext:value-type="float">
            <text:p>7,86</text:p>
          </table:table-cell>
          <table:table-cell table:style-name="ce9" table:formula="of:=ROUND([.$D$7]+([.$B$10]-[.A24])*([.$D$6]-[.$D$7]) / [.$B$10];2)" office:value-type="float" office:value="6.59" calcext:value-type="float">
            <text:p>6,59</text:p>
          </table:table-cell>
          <table:table-cell table:style-name="ce12" table:formula="of:==ROUND([.$B$9]+([.$B$10]-[.A24])*([.$B$8]-[.$B$9]) / [.$B$10];2)" office:value-type="float" office:value="6.09" calcext:value-type="float">
            <text:p>6,0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9" table:formula="of:=ROUND([.$F$7]+([.$B$10]-[.A25])*([.$F$6]-[.F$7]) / [.$B$10])" office:value-type="float" office:value="26" calcext:value-type="float">
            <text:p>26</text:p>
          </table:table-cell>
          <table:table-cell table:style-name="ce9" table:formula="of:=ROUND([.$B$7]+([.$B$10]-[.A25])*([.$B$6]-[.$B$7]) / [.$B$10];2)" office:value-type="float" office:value="8.21" calcext:value-type="float">
            <text:p>8,21</text:p>
          </table:table-cell>
          <table:table-cell table:style-name="ce9" table:formula="of:=ROUND([.$D$7]+([.$B$10]-[.A25])*([.$D$6]-[.$D$7]) / [.$B$10];2)" office:value-type="float" office:value="6.87" calcext:value-type="float">
            <text:p>6,87</text:p>
          </table:table-cell>
          <table:table-cell table:style-name="ce12" table:formula="of:==ROUND([.$B$9]+([.$B$10]-[.A25])*([.$B$8]-[.$B$9]) / [.$B$10];2)" office:value-type="float" office:value="6.37" calcext:value-type="float">
            <text:p>6,37</text:p>
          </table:table-cell>
          <table:table-cell table:style-name="ce12" office:value-type="string" calcext:value-type="string">
            <text:p>Blob Pecheur</text:p>
          </table:table-cell>
          <table:table-cell table:style-name="ce15" office:value-type="string" calcext:value-type="string">
            <text:p>Les pêcheurs ont entendus parler de vous. Après leur longues journées en mer, ils viennent goûter votre poisson !</text:p>
          </table:table-cell>
          <table:table-cell table:style-name="ce15" office:value-type="string" calcext:value-type="string">
            <text:p>Fisherman Blob</text:p>
          </table:table-cell>
          <table:table-cell table:style-name="ce15" office:value-type="string" calcext:value-type="string">
            <text:p>The fishermen have heard about your inn. After their long days at sea, they’re coming to test your fish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ROUND([.$F$7]+([.$B$10]-[.A26])*([.$F$6]-[.F$7]) / [.$B$10])" office:value-type="float" office:value="27" calcext:value-type="float">
            <text:p>27</text:p>
          </table:table-cell>
          <table:table-cell table:style-name="ce9" table:formula="of:=ROUND([.$B$7]+([.$B$10]-[.A26])*([.$B$6]-[.$B$7]) / [.$B$10];2)" office:value-type="float" office:value="8.14" calcext:value-type="float">
            <text:p>8,14</text:p>
          </table:table-cell>
          <table:table-cell table:style-name="ce9" table:formula="of:=ROUND([.$D$7]+([.$B$10]-[.A26])*([.$D$6]-[.$D$7]) / [.$B$10];2)" office:value-type="float" office:value="6.81" calcext:value-type="float">
            <text:p>6,81</text:p>
          </table:table-cell>
          <table:table-cell table:style-name="ce12" table:formula="of:==ROUND([.$B$9]+([.$B$10]-[.A26])*([.$B$8]-[.$B$9]) / [.$B$10];2)" office:value-type="float" office:value="6.31" calcext:value-type="float">
            <text:p>6,3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9" table:formula="of:=ROUND([.$F$7]+([.$B$10]-[.A27])*([.$F$6]-[.F$7]) / [.$B$10])" office:value-type="float" office:value="29" calcext:value-type="float">
            <text:p>29</text:p>
          </table:table-cell>
          <table:table-cell table:style-name="ce9" table:formula="of:=ROUND([.$B$7]+([.$B$10]-[.A27])*([.$B$6]-[.$B$7]) / [.$B$10];2)" office:value-type="float" office:value="8.07" calcext:value-type="float">
            <text:p>8,07</text:p>
          </table:table-cell>
          <table:table-cell table:style-name="ce9" table:formula="of:=ROUND([.$D$7]+([.$B$10]-[.A27])*([.$D$6]-[.$D$7]) / [.$B$10];2)" office:value-type="float" office:value="6.76" calcext:value-type="float">
            <text:p>6,76</text:p>
          </table:table-cell>
          <table:table-cell table:style-name="ce12" table:formula="of:==ROUND([.$B$9]+([.$B$10]-[.A27])*([.$B$8]-[.$B$9]) / [.$B$10];2)" office:value-type="float" office:value="6.26" calcext:value-type="float">
            <text:p>6,2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ROUND([.$F$7]+([.$B$10]-[.A28])*([.$F$6]-[.F$7]) / [.$B$10])" office:value-type="float" office:value="30" calcext:value-type="float">
            <text:p>30</text:p>
          </table:table-cell>
          <table:table-cell table:style-name="ce9" table:formula="of:=ROUND([.$B$7]+([.$B$10]-[.A28])*([.$B$6]-[.$B$7]) / [.$B$10];2)" office:value-type="float" office:value="8" calcext:value-type="float">
            <text:p>8</text:p>
          </table:table-cell>
          <table:table-cell table:style-name="ce9" table:formula="of:=ROUND([.$D$7]+([.$B$10]-[.A28])*([.$D$6]-[.$D$7]) / [.$B$10];2)" office:value-type="float" office:value="6.7" calcext:value-type="float">
            <text:p>6,7</text:p>
          </table:table-cell>
          <table:table-cell table:style-name="ce12" table:formula="of:==ROUND([.$B$9]+([.$B$10]-[.A28])*([.$B$8]-[.$B$9]) / [.$B$10];2)" office:value-type="float" office:value="6.2" calcext:value-type="float">
            <text:p>6,2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formula="of:=ROUND([.$F$7]+([.$B$10]-[.A29])*([.$F$6]-[.F$7]) / [.$B$10])" office:value-type="float" office:value="41" calcext:value-type="float">
            <text:p>41</text:p>
          </table:table-cell>
          <table:table-cell table:style-name="ce9" table:formula="of:=ROUND([.$B$7]+([.$B$10]-[.A29])*([.$B$6]-[.$B$7]) / [.$B$10];2)" office:value-type="float" office:value="7.43" calcext:value-type="float">
            <text:p>7,43</text:p>
          </table:table-cell>
          <table:table-cell table:style-name="ce9" table:formula="of:=ROUND([.$D$7]+([.$B$10]-[.A29])*([.$D$6]-[.$D$7]) / [.$B$10];2)" office:value-type="float" office:value="6.24" calcext:value-type="float">
            <text:p>6,24</text:p>
          </table:table-cell>
          <table:table-cell table:style-name="ce12" table:formula="of:==ROUND([.$B$9]+([.$B$10]-[.A29])*([.$B$8]-[.$B$9]) / [.$B$10];2)" office:value-type="float" office:value="5.74" calcext:value-type="float">
            <text:p>5,74</text:p>
          </table:table-cell>
          <table:table-cell table:style-name="ce12" office:value-type="string" calcext:value-type="string">
            <text:p>Vieux blob</text:p>
          </table:table-cell>
          <table:table-cell table:style-name="ce15" office:value-type="string" calcext:value-type="string">
            <text:p>Même s’ils mettent l’après midi à venir à la taverne, c’est chez vous que les blob du troisième âge dégusteront leur soupe chaude et crémeuse !</text:p>
          </table:table-cell>
          <table:table-cell table:style-name="ce15" office:value-type="string" calcext:value-type="string">
            <text:p>Old blob</text:p>
          </table:table-cell>
          <table:table-cell table:style-name="ce15" office:value-type="string" calcext:value-type="string">
            <text:p>Even though it takes them hours to come here, it’s in your inn that the elderly blobs will taste your warm and fresh soup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9" table:formula="of:=ROUND([.$F$7]+([.$B$10]-[.A30])*([.$F$6]-[.F$7]) / [.$B$10])" office:value-type="float" office:value="33" calcext:value-type="float">
            <text:p>33</text:p>
          </table:table-cell>
          <table:table-cell table:style-name="ce9" table:formula="of:=ROUND([.$B$7]+([.$B$10]-[.A30])*([.$B$6]-[.$B$7]) / [.$B$10];2)" office:value-type="float" office:value="7.86" calcext:value-type="float">
            <text:p>7,86</text:p>
          </table:table-cell>
          <table:table-cell table:style-name="ce9" table:formula="of:=ROUND([.$D$7]+([.$B$10]-[.A30])*([.$D$6]-[.$D$7]) / [.$B$10];2)" office:value-type="float" office:value="6.59" calcext:value-type="float">
            <text:p>6,59</text:p>
          </table:table-cell>
          <table:table-cell table:style-name="ce12" table:formula="of:==ROUND([.$B$9]+([.$B$10]-[.A30])*([.$B$8]-[.$B$9]) / [.$B$10];2)" office:value-type="float" office:value="6.09" calcext:value-type="float">
            <text:p>6,0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style-name="ce9" table:formula="of:=ROUND([.$F$7]+([.$B$10]-[.A31])*([.$F$6]-[.F$7]) / [.$B$10])" office:value-type="float" office:value="34" calcext:value-type="float">
            <text:p>34</text:p>
          </table:table-cell>
          <table:table-cell table:style-name="ce9" table:formula="of:=ROUND([.$B$7]+([.$B$10]-[.A31])*([.$B$6]-[.$B$7]) / [.$B$10];2)" office:value-type="float" office:value="7.79" calcext:value-type="float">
            <text:p>7,79</text:p>
          </table:table-cell>
          <table:table-cell table:style-name="ce9" table:formula="of:=ROUND([.$D$7]+([.$B$10]-[.A31])*([.$D$6]-[.$D$7]) / [.$B$10];2)" office:value-type="float" office:value="6.53" calcext:value-type="float">
            <text:p>6,53</text:p>
          </table:table-cell>
          <table:table-cell table:style-name="ce12" table:formula="of:==ROUND([.$B$9]+([.$B$10]-[.A31])*([.$B$8]-[.$B$9]) / [.$B$10];2)" office:value-type="float" office:value="6.03" calcext:value-type="float">
            <text:p>6,0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ROUND([.$F$7]+([.$B$10]-[.A32])*([.$F$6]-[.F$7]) / [.$B$10])" office:value-type="float" office:value="36" calcext:value-type="float">
            <text:p>36</text:p>
          </table:table-cell>
          <table:table-cell table:style-name="ce9" table:formula="of:=ROUND([.$B$7]+([.$B$10]-[.A32])*([.$B$6]-[.$B$7]) / [.$B$10];2)" office:value-type="float" office:value="7.71" calcext:value-type="float">
            <text:p>7,71</text:p>
          </table:table-cell>
          <table:table-cell table:style-name="ce9" table:formula="of:=ROUND([.$D$7]+([.$B$10]-[.A32])*([.$D$6]-[.$D$7]) / [.$B$10];2)" office:value-type="float" office:value="6.47" calcext:value-type="float">
            <text:p>6,47</text:p>
          </table:table-cell>
          <table:table-cell table:style-name="ce12" table:formula="of:==ROUND([.$B$9]+([.$B$10]-[.A32])*([.$B$8]-[.$B$9]) / [.$B$10];2)" office:value-type="float" office:value="5.97" calcext:value-type="float">
            <text:p>5,9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9" table:formula="of:=ROUND([.$F$7]+([.$B$10]-[.A33])*([.$F$6]-[.F$7]) / [.$B$10])" office:value-type="float" office:value="37" calcext:value-type="float">
            <text:p>37</text:p>
          </table:table-cell>
          <table:table-cell table:style-name="ce9" table:formula="of:=ROUND([.$B$7]+([.$B$10]-[.A33])*([.$B$6]-[.$B$7]) / [.$B$10];2)" office:value-type="float" office:value="7.64" calcext:value-type="float">
            <text:p>7,64</text:p>
          </table:table-cell>
          <table:table-cell table:style-name="ce9" table:formula="of:=ROUND([.$D$7]+([.$B$10]-[.A33])*([.$D$6]-[.$D$7]) / [.$B$10];2)" office:value-type="float" office:value="6.41" calcext:value-type="float">
            <text:p>6,41</text:p>
          </table:table-cell>
          <table:table-cell table:style-name="ce12" table:formula="of:==ROUND([.$B$9]+([.$B$10]-[.A33])*([.$B$8]-[.$B$9]) / [.$B$10];2)" office:value-type="float" office:value="5.91" calcext:value-type="float">
            <text:p>5,91</text:p>
          </table:table-cell>
          <table:table-cell table:style-name="ce12" office:value-type="string" calcext:value-type="string">
            <text:p>Blob Pieux</text:p>
          </table:table-cell>
          <table:table-cell table:style-name="ce15" office:value-type="string" calcext:value-type="string">
            <text:p>Malgré l’ambiance pas très catholique, les Blobs les plus pieux ne peuvent plus ignorer votre taverne. Ils y viendront pour goûter aux raisins qui ont poussés dans leurs vignes.</text:p>
          </table:table-cell>
          <table:table-cell table:style-name="ce15" office:value-type="string" calcext:value-type="string">
            <text:p>Religious Blob</text:p>
          </table:table-cell>
          <table:table-cell table:style-name="ce15" office:value-type="string" calcext:value-type="string">
            <text:p>Despite the unonly atmospheres, the most god fearing blobs can’t ignore your inn anymore. They’ll come to taste the grapes that grew in their vine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ROUND([.$F$7]+([.$B$10]-[.A34])*([.$F$6]-[.F$7]) / [.$B$10])" office:value-type="float" office:value="49" calcext:value-type="float">
            <text:p>49</text:p>
          </table:table-cell>
          <table:table-cell table:style-name="ce9" table:formula="of:=ROUND([.$B$7]+([.$B$10]-[.A34])*([.$B$6]-[.$B$7]) / [.$B$10];2)" office:value-type="float" office:value="7.07" calcext:value-type="float">
            <text:p>7,07</text:p>
          </table:table-cell>
          <table:table-cell table:style-name="ce9" table:formula="of:=ROUND([.$D$7]+([.$B$10]-[.A34])*([.$D$6]-[.$D$7]) / [.$B$10];2)" office:value-type="float" office:value="5.96" calcext:value-type="float">
            <text:p>5,96</text:p>
          </table:table-cell>
          <table:table-cell table:style-name="ce12" table:formula="of:==ROUND([.$B$9]+([.$B$10]-[.A34])*([.$B$8]-[.$B$9]) / [.$B$10];2)" office:value-type="float" office:value="5.46" calcext:value-type="float">
            <text:p>5,4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9" table:formula="of:=ROUND([.$F$7]+([.$B$10]-[.A35])*([.$F$6]-[.F$7]) / [.$B$10])" office:value-type="float" office:value="40" calcext:value-type="float">
            <text:p>40</text:p>
          </table:table-cell>
          <table:table-cell table:style-name="ce9" table:formula="of:=ROUND([.$B$7]+([.$B$10]-[.A35])*([.$B$6]-[.$B$7]) / [.$B$10];2)" office:value-type="float" office:value="7.5" calcext:value-type="float">
            <text:p>7,5</text:p>
          </table:table-cell>
          <table:table-cell table:style-name="ce9" table:formula="of:=ROUND([.$D$7]+([.$B$10]-[.A35])*([.$D$6]-[.$D$7]) / [.$B$10];2)" office:value-type="float" office:value="6.3" calcext:value-type="float">
            <text:p>6,3</text:p>
          </table:table-cell>
          <table:table-cell table:style-name="ce12" table:formula="of:==ROUND([.$B$9]+([.$B$10]-[.A35])*([.$B$8]-[.$B$9]) / [.$B$10];2)" office:value-type="float" office:value="5.8" calcext:value-type="float">
            <text:p>5,8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style-name="ce9" table:formula="of:=ROUND([.$F$7]+([.$B$10]-[.A36])*([.$F$6]-[.F$7]) / [.$B$10])" office:value-type="float" office:value="41" calcext:value-type="float">
            <text:p>41</text:p>
          </table:table-cell>
          <table:table-cell table:style-name="ce9" table:formula="of:=ROUND([.$B$7]+([.$B$10]-[.A36])*([.$B$6]-[.$B$7]) / [.$B$10];2)" office:value-type="float" office:value="7.43" calcext:value-type="float">
            <text:p>7,43</text:p>
          </table:table-cell>
          <table:table-cell table:style-name="ce9" table:formula="of:=ROUND([.$D$7]+([.$B$10]-[.A36])*([.$D$6]-[.$D$7]) / [.$B$10];2)" office:value-type="float" office:value="6.24" calcext:value-type="float">
            <text:p>6,24</text:p>
          </table:table-cell>
          <table:table-cell table:style-name="ce12" table:formula="of:==ROUND([.$B$9]+([.$B$10]-[.A36])*([.$B$8]-[.$B$9]) / [.$B$10];2)" office:value-type="float" office:value="5.74" calcext:value-type="float">
            <text:p>5,7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8" office:value-type="float" office:value="23" calcext:value-type="float">
            <text:p>23</text:p>
          </table:table-cell>
          <table:table-cell table:style-name="ce9" table:formula="of:=ROUND([.$F$7]+([.$B$10]-[.A37])*([.$F$6]-[.F$7]) / [.$B$10])" office:value-type="float" office:value="43" calcext:value-type="float">
            <text:p>43</text:p>
          </table:table-cell>
          <table:table-cell table:style-name="ce9" table:formula="of:=ROUND([.$B$7]+([.$B$10]-[.A37])*([.$B$6]-[.$B$7]) / [.$B$10];2)" office:value-type="float" office:value="7.36" calcext:value-type="float">
            <text:p>7,36</text:p>
          </table:table-cell>
          <table:table-cell table:style-name="ce9" table:formula="of:=ROUND([.$D$7]+([.$B$10]-[.A37])*([.$D$6]-[.$D$7]) / [.$B$10];2)" office:value-type="float" office:value="6.19" calcext:value-type="float">
            <text:p>6,19</text:p>
          </table:table-cell>
          <table:table-cell table:style-name="ce12" table:formula="of:==ROUND([.$B$9]+([.$B$10]-[.A37])*([.$B$8]-[.$B$9]) / [.$B$10];2)" office:value-type="float" office:value="5.69" calcext:value-type="float">
            <text:p>5,69</text:p>
          </table:table-cell>
          <table:table-cell table:style-name="ce12" office:value-type="string" calcext:value-type="string">
            <text:p>Bébé Blob</text:p>
          </table:table-cell>
          <table:table-cell table:style-name="ce15" office:value-type="string" calcext:value-type="string">
            <text:p>Ça y est, la réputation de la taverne est telle que même les bébés blobs préfèrent venir boire votre lait, plutôt que celui de leur propre maman blob.</text:p>
          </table:table-cell>
          <table:table-cell table:style-name="ce15" office:value-type="string" calcext:value-type="string">
            <text:p>Baby Blob</text:p>
          </table:table-cell>
          <table:table-cell table:style-name="ce15" office:value-type="string" calcext:value-type="string">
            <text:p>That’s it, your inn’s reputation is such that even the baby blobs rather drink your milk, then the one from their one mother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" office:value-type="float" office:value="24" calcext:value-type="float">
            <text:p>24</text:p>
          </table:table-cell>
          <table:table-cell table:style-name="ce9" table:formula="of:=ROUND([.$F$7]+([.$B$10]-[.A38])*([.$F$6]-[.F$7]) / [.$B$10])" office:value-type="float" office:value="44" calcext:value-type="float">
            <text:p>44</text:p>
          </table:table-cell>
          <table:table-cell table:style-name="ce9" table:formula="of:=ROUND([.$B$7]+([.$B$10]-[.A38])*([.$B$6]-[.$B$7]) / [.$B$10];2)" office:value-type="float" office:value="7.29" calcext:value-type="float">
            <text:p>7,29</text:p>
          </table:table-cell>
          <table:table-cell table:style-name="ce9" table:formula="of:=ROUND([.$D$7]+([.$B$10]-[.A38])*([.$D$6]-[.$D$7]) / [.$B$10];2)" office:value-type="float" office:value="6.13" calcext:value-type="float">
            <text:p>6,13</text:p>
          </table:table-cell>
          <table:table-cell table:style-name="ce12" table:formula="of:==ROUND([.$B$9]+([.$B$10]-[.A38])*([.$B$8]-[.$B$9]) / [.$B$10];2)" office:value-type="float" office:value="5.63" calcext:value-type="float">
            <text:p>5,6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formula="of:=ROUND([.$F$7]+([.$B$10]-[.A39])*([.$F$6]-[.F$7]) / [.$B$10])" office:value-type="float" office:value="54" calcext:value-type="float">
            <text:p>54</text:p>
          </table:table-cell>
          <table:table-cell table:style-name="ce9" table:formula="of:=ROUND([.$B$7]+([.$B$10]-[.A39])*([.$B$6]-[.$B$7]) / [.$B$10];2)" office:value-type="float" office:value="6.79" calcext:value-type="float">
            <text:p>6,79</text:p>
          </table:table-cell>
          <table:table-cell table:style-name="ce9" table:formula="of:=ROUND([.$D$7]+([.$B$10]-[.A39])*([.$D$6]-[.$D$7]) / [.$B$10];2)" office:value-type="float" office:value="5.73" calcext:value-type="float">
            <text:p>5,73</text:p>
          </table:table-cell>
          <table:table-cell table:style-name="ce12" table:formula="of:==ROUND([.$B$9]+([.$B$10]-[.A39])*([.$B$8]-[.$B$9]) / [.$B$10];2)" office:value-type="float" office:value="5.23" calcext:value-type="float">
            <text:p>5,2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8" office:value-type="float" office:value="26" calcext:value-type="float">
            <text:p>26</text:p>
          </table:table-cell>
          <table:table-cell table:style-name="ce9" table:formula="of:=ROUND([.$F$7]+([.$B$10]-[.A40])*([.$F$6]-[.F$7]) / [.$B$10])" office:value-type="float" office:value="47" calcext:value-type="float">
            <text:p>47</text:p>
          </table:table-cell>
          <table:table-cell table:style-name="ce9" table:formula="of:=ROUND([.$B$7]+([.$B$10]-[.A40])*([.$B$6]-[.$B$7]) / [.$B$10];2)" office:value-type="float" office:value="7.14" calcext:value-type="float">
            <text:p>7,14</text:p>
          </table:table-cell>
          <table:table-cell table:style-name="ce9" table:formula="of:=ROUND([.$D$7]+([.$B$10]-[.A40])*([.$D$6]-[.$D$7]) / [.$B$10];2)" office:value-type="float" office:value="6.01" calcext:value-type="float">
            <text:p>6,01</text:p>
          </table:table-cell>
          <table:table-cell table:style-name="ce12" table:formula="of:==ROUND([.$B$9]+([.$B$10]-[.A40])*([.$B$8]-[.$B$9]) / [.$B$10];2)" office:value-type="float" office:value="5.51" calcext:value-type="float">
            <text:p>5,51</text:p>
          </table:table-cell>
          <table:table-cell table:style-name="ce12" office:value-type="string" calcext:value-type="string">
            <text:p>Blob Sportif</text:p>
          </table:table-cell>
          <table:table-cell table:style-name="ce15" office:value-type="string" calcext:value-type="string">
            <text:p>Après un marathon ou une bonne session à la gym, le blob sportif ira désormais manger sa salade dans la taverne.</text:p>
          </table:table-cell>
          <table:table-cell table:style-name="ce15" office:value-type="string" calcext:value-type="string">
            <text:p>Jock Blob</text:p>
          </table:table-cell>
          <table:table-cell table:style-name="ce15" office:value-type="string" calcext:value-type="string">
            <text:p>After a good run, or a afternoon at the gym, the jock blobs will now eat their salad in your inn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office:value-type="float" office:value="27" calcext:value-type="float">
            <text:p>27</text:p>
          </table:table-cell>
          <table:table-cell table:style-name="ce9" table:formula="of:=ROUND([.$F$7]+([.$B$10]-[.A41])*([.$F$6]-[.F$7]) / [.$B$10])" office:value-type="float" office:value="49" calcext:value-type="float">
            <text:p>49</text:p>
          </table:table-cell>
          <table:table-cell table:style-name="ce9" table:formula="of:=ROUND([.$B$7]+([.$B$10]-[.A41])*([.$B$6]-[.$B$7]) / [.$B$10];2)" office:value-type="float" office:value="7.07" calcext:value-type="float">
            <text:p>7,07</text:p>
          </table:table-cell>
          <table:table-cell table:style-name="ce9" table:formula="of:=ROUND([.$D$7]+([.$B$10]-[.A41])*([.$D$6]-[.$D$7]) / [.$B$10];2)" office:value-type="float" office:value="5.96" calcext:value-type="float">
            <text:p>5,96</text:p>
          </table:table-cell>
          <table:table-cell table:style-name="ce12" table:formula="of:==ROUND([.$B$9]+([.$B$10]-[.A41])*([.$B$8]-[.$B$9]) / [.$B$10];2)" office:value-type="float" office:value="5.46" calcext:value-type="float">
            <text:p>5,4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" office:value-type="float" office:value="28" calcext:value-type="float">
            <text:p>28</text:p>
          </table:table-cell>
          <table:table-cell table:style-name="ce9" table:formula="of:=ROUND([.$F$7]+([.$B$10]-[.A42])*([.$F$6]-[.F$7]) / [.$B$10])" office:value-type="float" office:value="50" calcext:value-type="float">
            <text:p>50</text:p>
          </table:table-cell>
          <table:table-cell table:style-name="ce9" table:formula="of:=ROUND([.$B$7]+([.$B$10]-[.A42])*([.$B$6]-[.$B$7]) / [.$B$10];2)" office:value-type="float" office:value="7" calcext:value-type="float">
            <text:p>7</text:p>
          </table:table-cell>
          <table:table-cell table:style-name="ce9" table:formula="of:=ROUND([.$D$7]+([.$B$10]-[.A42])*([.$D$6]-[.$D$7]) / [.$B$10];2)" office:value-type="float" office:value="5.9" calcext:value-type="float">
            <text:p>5,9</text:p>
          </table:table-cell>
          <table:table-cell table:style-name="ce12" table:formula="of:==ROUND([.$B$9]+([.$B$10]-[.A42])*([.$B$8]-[.$B$9]) / [.$B$10];2)" office:value-type="float" office:value="5.4" calcext:value-type="float">
            <text:p>5,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8" office:value-type="float" office:value="29" calcext:value-type="float">
            <text:p>29</text:p>
          </table:table-cell>
          <table:table-cell table:style-name="ce9" table:formula="of:=ROUND([.$F$7]+([.$B$10]-[.A43])*([.$F$6]-[.F$7]) / [.$B$10])" office:value-type="float" office:value="51" calcext:value-type="float">
            <text:p>51</text:p>
          </table:table-cell>
          <table:table-cell table:style-name="ce9" table:formula="of:=ROUND([.$B$7]+([.$B$10]-[.A43])*([.$B$6]-[.$B$7]) / [.$B$10];2)" office:value-type="float" office:value="6.93" calcext:value-type="float">
            <text:p>6,93</text:p>
          </table:table-cell>
          <table:table-cell table:style-name="ce9" table:formula="of:=ROUND([.$D$7]+([.$B$10]-[.A43])*([.$D$6]-[.$D$7]) / [.$B$10];2)" office:value-type="float" office:value="5.84" calcext:value-type="float">
            <text:p>5,84</text:p>
          </table:table-cell>
          <table:table-cell table:style-name="ce12" table:formula="of:==ROUND([.$B$9]+([.$B$10]-[.A43])*([.$B$8]-[.$B$9]) / [.$B$10];2)" office:value-type="float" office:value="5.34" calcext:value-type="float">
            <text:p>5,34</text:p>
          </table:table-cell>
          <table:table-cell table:style-name="ce12" office:value-type="string" calcext:value-type="string">
            <text:p>Blob bobo</text:p>
          </table:table-cell>
          <table:table-cell table:style-name="ce15" office:value-type="string" calcext:value-type="string">
            <text:p>Votre restaurant est à la mode. Les blobs les plus sophistiqués viendront bruncher ici, alors mettez des œufs sur la poêle.</text:p>
          </table:table-cell>
          <table:table-cell table:style-name="ce15" office:value-type="string" calcext:value-type="string">
            <text:p>Snob Blob</text:p>
          </table:table-cell>
          <table:table-cell table:style-name="ce15" office:value-type="string" calcext:value-type="string">
            <text:p>You restaurant is now IN and hype. The most sophisticated blobs will brunch here. Get your eggs on the fryer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formula="of:=ROUND([.$F$7]+([.$B$10]-[.A44])*([.$F$6]-[.F$7]) / [.$B$10])" office:value-type="float" office:value="60" calcext:value-type="float">
            <text:p>60</text:p>
          </table:table-cell>
          <table:table-cell table:style-name="ce9" table:formula="of:=ROUND([.$B$7]+([.$B$10]-[.A44])*([.$B$6]-[.$B$7]) / [.$B$10];2)" office:value-type="float" office:value="6.5" calcext:value-type="float">
            <text:p>6,5</text:p>
          </table:table-cell>
          <table:table-cell table:style-name="ce9" table:formula="of:=ROUND([.$D$7]+([.$B$10]-[.A44])*([.$D$6]-[.$D$7]) / [.$B$10];2)" office:value-type="float" office:value="5.5" calcext:value-type="float">
            <text:p>5,5</text:p>
          </table:table-cell>
          <table:table-cell table:style-name="ce12" table:formula="of:==ROUND([.$B$9]+([.$B$10]-[.A44])*([.$B$8]-[.$B$9]) / [.$B$10];2)" office:value-type="float" office:value="5" calcext:value-type="float">
            <text:p>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endless</text:p>
          </table:table-cell>
          <table:table-cell table:style-name="ce9" table:formula="of:=ROUND([.$F$7]+([.$B$10]-[.A45])*([.$F$6]-[.F$7]) / [.$B$10])" office:value-type="float" office:value="60" calcext:value-type="float">
            <text:p>60</text:p>
          </table:table-cell>
          <table:table-cell table:style-name="ce9" table:formula="of:=ROUND([.$B$7]+([.$B$10]-[.A45])*([.$B$6]-[.$B$7]) / [.$B$10];2)" office:value-type="float" office:value="6.5" calcext:value-type="float">
            <text:p>6,5</text:p>
          </table:table-cell>
          <table:table-cell table:style-name="ce9" table:formula="of:=ROUND([.$D$7]+([.$B$10]-[.A45])*([.$D$6]-[.$D$7]) / [.$B$10];2)" office:value-type="float" office:value="5.5" calcext:value-type="float">
            <text:p>5,5</text:p>
          </table:table-cell>
          <table:table-cell table:style-name="ce12" table:formula="of:==ROUND([.$B$9]+([.$B$10]-[.A45])*([.$B$8]-[.$B$9]) / [.$B$10];2)" office:value-type="float" office:value="5" calcext:value-type="float">
            <text:p>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 table:number-rows-repeated="12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1" table:number-rows-repeated="104851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utorial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2" table:default-cell-style-name="ce43"/>
        <table:table-column table:style-name="co13" table:default-cell-style-name="ce43"/>
        <table:table-column table:style-name="co3" table:default-cell-style-name="Default"/>
        <table:table-row table:style-name="ro8">
          <table:table-cell office:value-type="string" calcext:value-type="string">
            <text:p>Déplacement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Bienvenue dans votre taverne !</text:p>
            <text:p>Pour vous déplacer, faites glisser votre doigt dans la direction désirée, n’importe ou sur l’écran</text:p>
          </table:table-cell>
          <table:table-cell office:value-type="string" calcext:value-type="string">
            <text:p>Welcome to your inn !</text:p>
            <text:p>To move around, swipe in the direction you want, anywhere on the scree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Clients</text:p>
          </table:table-cell>
          <table:table-cell office:value-type="string" calcext:value-type="string">
            <text:p>Voilà votre premier client.</text:p>
            <text:p>Attendez qu’il trouve une table et qu’il s’assoit</text:p>
          </table:table-cell>
          <table:table-cell office:value-type="string" calcext:value-type="string">
            <text:p>Here’s your first client.</text:p>
            <text:p>Wait for him to find a table and take a s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Command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l n’y a plus qu’à prendre sa commande.</text:p>
            <text:p>Déplacez vous sur la table pour interagir avec le client</text:p>
          </table:table-cell>
          <table:table-cell office:value-type="string" calcext:value-type="string">
            <text:p>Now let’s take his order.</text:p>
            <text:p>Move on his table to interact with i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Maintenant que vous savez ce qu’il faut au client, allez lui chercher !</text:p>
            <text:p>Glissez vers les distributeurs d’ingrédients pour les mettre dans une assiette, sans ordres précis.</text:p>
          </table:table-cell>
          <table:table-cell office:value-type="string" calcext:value-type="string">
            <text:p>Now that you know what he wants, go and get it !</text:p>
            <text:p>Slide to the food dispencers to put the ingredients it the plate, in any order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Vider l’assiette</text:p>
          </table:table-cell>
          <table:table-cell office:value-type="string" calcext:value-type="string">
            <text:p>Empty plate</text:p>
          </table:table-cell>
          <table:table-cell office:value-type="string" calcext:value-type="string">
            <text:p>Si vous vous êtes trompé d’ingrédients, vous devez vider votre assiette !</text:p>
            <text:p>Il suffit de glisser vers la poubelle.</text:p>
          </table:table-cell>
          <table:table-cell table:style-name="Default" office:value-type="string" calcext:value-type="string">
            <text:p>If you got the wrong ingredients, you need to empty your plate.</text:p>
            <text:p>Just slide to the garbage can to do so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ice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Vous avez servis le client,</text:p>
            <text:p>Il faut maintenant attendre avant qu’il nous paye...</text:p>
          </table:table-cell>
          <table:table-cell office:value-type="string" calcext:value-type="string">
            <text:p>You serve the client alright.</text:p>
            <text:p>Now let’s wait for to 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L’or</text:p>
          </table:table-cell>
          <table:table-cell office:value-type="string" calcext:value-type="string">
            <text:p>Gold !</text:p>
          </table:table-cell>
          <table:table-cell office:value-type="string" calcext:value-type="string">
            <text:p>Pour qu’un client parte de la taverne, il faut l’encaisser.</text:p>
            <text:p>Glisser vers sa table pour prendre l’or.</text:p>
          </table:table-cell>
          <table:table-cell office:value-type="string" calcext:value-type="string">
            <text:p>You need to cash a client for him to leave.</text:p>
            <text:p>Slide on his table to take his gold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S’ils attendent trop longtemps, les clients partent sans payer.</text:p>
            <text:p>Vous perdez une vie !</text:p>
          </table:table-cell>
          <table:table-cell office:value-type="string" calcext:value-type="string">
            <text:p>If they wait for too long, clients WILL leave.</text:p>
            <text:p>You’ll lose a life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La patience du client descend plus vite quand il attend une table.</text:p>
            <text:p>Plus il attend, plus il est rouge.</text:p>
          </table:table-cell>
          <table:table-cell office:value-type="string" calcext:value-type="string">
            <text:p>The more a client waits, the redder he gets.</text:p>
            <text:p>Patience lowers faster when the clients are not seated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ci, c’est la carte.</text:p>
            <text:p>Plus vous avancez dans le jeu, plus les clients sont nombreux et capricieux !</text:p>
            <text:p>Vous allez avoir besoin d’améliorer la taverne.</text:p>
          </table:table-cell>
          <table:table-cell office:value-type="string" calcext:value-type="string">
            <text:p>This is the map.</text:p>
            <text:p>Clients get more spoiled and impatient the higher you get.</text:p>
            <text:p>You’ll need to upgrade your in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Tables</text:p>
          </table:table-cell>
          <table:table-cell office:value-type="string" calcext:value-type="string">
            <text:p>Les tables supplémentaires permettent d’agrandir la taverne et d’accueillir plus de clients ! </text:p>
            <text:p>Indispensable.</text:p>
          </table:table-cell>
          <table:table-cell office:value-type="string" calcext:value-type="string">
            <text:p>More tables mean more time and more clients for you !</text:p>
            <text:p>You can’t do withou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Assiettes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Quand vous aurez plus d’une assiette,</text:p>
            <text:p>Vous pourrez choisir dans le menu du bas celle que vous remplirez.</text:p>
          </table:table-cell>
          <table:table-cell office:value-type="string" calcext:value-type="string">
            <text:p>When you’ll have more then one plate,</text:p>
            <text:p>you’ll be able to swipe between them in the bottom screen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Vous ne pourrez pas satisfaire les clients</text:p>
            <text:p>Si vous n’avez pas de qu’il leur faut.</text:p>
          </table:table-cell>
          <table:table-cell office:value-type="string" calcext:value-type="string">
            <text:p>You can’t satisfy your clients,</text:p>
            <text:p>If you don’t have what they want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eurs</text:p>
          </table:table-cell>
          <table:table-cell office:value-type="string" calcext:value-type="string">
            <text:p>Waiters</text:p>
          </table:table-cell>
          <table:table-cell office:value-type="string" calcext:value-type="string">
            <text:p>Quand les choses seront hors de votre contrôle,</text:p>
            <text:p>Il suffira de toucher une table et un serveur s’en occupera.</text:p>
          </table:table-cell>
          <table:table-cell office:value-type="string" calcext:value-type="string">
            <text:p>When things will go out of control, you’ll need some help in the kitchen.</text:p>
            <text:p>Just touch a table and they’ll be on they’re way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Nouveaux clients</text:p>
          </table:table-cell>
          <table:table-cell office:value-type="string" calcext:value-type="string">
            <text:p>New clients</text:p>
          </table:table-cell>
          <table:table-cell table:style-name="Default" office:value-type="string" calcext:value-type="string">
            <text:p>Voilà un nouveau client.</text:p>
            <text:p>Assurez vous d’avoir tous les ingrédients nécessaires pour le satisfaire !</text:p>
            <text:p>Et n’hésitez pas à refaire les niveaux précédents si l’or manque !</text:p>
          </table:table-cell>
          <table:table-cell office:value-type="string" calcext:value-type="string">
            <text:p>That’s a new type of client !</text:p>
            <text:p>Make sure you have the ingredient he wants.</text:p>
            <text:p>And if you run short on money, don’t hesitate to run previous levels again !</text:p>
          </table:table-cell>
          <table:table-cell office:value-type="string" calcext:value-type="string">
            <text:p>&amp;</text:p>
          </table:table-cell>
        </table:table-row>
        <table:table-row table:style-name="ro10">
          <table:table-cell office:value-type="string" calcext:value-type="string">
            <text:p>Plus d’or !</text:p>
          </table:table-cell>
          <table:table-cell office:value-type="string" calcext:value-type="string">
            <text:p>More Gold !</text:p>
          </table:table-cell>
          <table:table-cell table:style-name="Default" office:value-type="string" calcext:value-type="string">
            <text:p>Si vous ne gagnez pas de l’or assez vite,</text:p>
            <text:p>n’hésitez pas à prendre quelques secondes pour doubler l’or que les clients vous donnent !</text:p>
          </table:table-cell>
          <table:table-cell office:value-type="string" calcext:value-type="string">
            <text:p>If you don’t win gold fast enough,</text:p>
            <text:p>Do take a few seconds to double the gold clients give you !</text:p>
          </table:table-cell>
          <table:table-cell office:value-type="string" calcext:value-type="string">
            <text:p>&amp;</text:p>
          </table:table-cell>
        </table:table-row>
        <table:table-row table:style-name="ro11">
          <table:table-cell table:number-columns-repeated="2" office:value-type="string" calcext:value-type="string">
            <text:p>Blob</text:p>
          </table:table-cell>
          <table:table-cell table:style-name="Default" office:value-type="string" calcext:value-type="string">
            <text:p>Si votre blob ne vous convient pas,</text:p>
            <text:p>Refaites lui une beauté ici !</text:p>
          </table:table-cell>
          <table:table-cell office:value-type="string" calcext:value-type="string">
            <text:p>If your blob isn’t right to you,</text:p>
            <text:p>Give him a makeover in here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Vies supplémentaires</text:p>
          </table:table-cell>
          <table:table-cell office:value-type="string" calcext:value-type="string">
            <text:p>More life</text:p>
          </table:table-cell>
          <table:table-cell table:style-name="Default" office:value-type="string" calcext:value-type="string">
            <text:p>Lorsque vous n’avez plus de vies, vous pouvez en reprendre avec des diamants</text:p>
            <text:p>( Les princes vous en donneront dans la taverne )</text:p>
            <text:p>Ou après avoir regardé une vidéo de quelques secondes.</text:p>
          </table:table-cell>
          <table:table-cell office:value-type="string" calcext:value-type="string">
            <text:p>When you run out of lives, you can get more with diamonds</text:p>
            <text:p>( princes will give you some in the tavern )</text:p>
            <text:p>Or after watching a few seconds videos.</text:p>
          </table:table-cell>
          <table:table-cell office:value-type="string" calcext:value-type="string">
            <text:p>&amp;</text:p>
          </table:table-cell>
        </table:table-row>
      </table:table>
      <table:table table:name="Ingrédients" table:style-name="ta1">
        <office:forms form:automatic-focus="false" form:apply-design-mode="false"/>
        <table:table-column table:style-name="co14" table:default-cell-style-name="ce44"/>
        <table:table-column table:style-name="co3" table:number-columns-repeated="9" table:default-cell-style-name="Default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lob Normal</text:p>
          </table:table-cell>
          <table:table-cell office:value-type="string" calcext:value-type="string">
            <text:p>Blob ivrogne</text:p>
          </table:table-cell>
          <table:table-cell office:value-type="string" calcext:value-type="string">
            <text:p>Blob Gourmand</text:p>
          </table:table-cell>
          <table:table-cell office:value-type="string" calcext:value-type="string">
            <text:p>Blob Pecheur</text:p>
          </table:table-cell>
          <table:table-cell office:value-type="string" calcext:value-type="string">
            <text:p>Vieux Blob</text:p>
          </table:table-cell>
          <table:table-cell office:value-type="string" calcext:value-type="string">
            <text:p>Blob Religieux</text:p>
          </table:table-cell>
          <table:table-cell office:value-type="string" calcext:value-type="string">
            <text:p>Bébé Blob</text:p>
          </table:table-cell>
          <table:table-cell office:value-type="string" calcext:value-type="string">
            <text:p>Blob Sportif</text:p>
          </table:table-cell>
          <table:table-cell office:value-type="string" calcext:value-type="string">
            <text:p>Brunch Blob</text:p>
          </table:table-cell>
          <table:table-cell table:style-name="Default" office:value-type="string" calcext:value-type="string">
            <text:p>rince</text:p>
          </table:table-cell>
          <table:table-cell table:number-columns-repeated="3"/>
          <table:table-cell office:value-type="string" calcext:value-type="string">
            <text:p>Appearence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/>
          <table:table-cell table:style-name="ce46" office:value-type="float" office:value="1" calcext:value-type="float">
            <text:p>1</text:p>
          </table:table-cell>
          <table:table-cell table:number-columns-repeated="3"/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N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,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N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,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N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2"/>
          <table:table-cell table:number-columns-repeated="3" table:style-name="ce4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N7])" office:value-type="float" office:value="4" calcext:value-type="float">
            <text:p>4</text:p>
          </table:table-cell>
        </table:table-row>
        <table:table-row table:style-name="ro1">
          <table:table-cell table:style-name="ce45" office:value-type="string" calcext:value-type="string">
            <text:p>Fish</text:p>
          </table:table-cell>
          <table:table-cell table:number-columns-repeated="3"/>
          <table:table-cell table:number-columns-repeated="3" table:style-name="ce4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N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  <table:table-cell table:number-columns-repeated="3" table:style-name="ce4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N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5"/>
          <table:table-cell table:number-columns-repeated="3" table:style-name="ce4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N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6"/>
          <table:table-cell table:number-columns-repeated="3"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N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7"/>
          <table:table-cell table:number-columns-repeated="2"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8"/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N1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formula="of:=SUM([.$B3:.B13])" office:value-type="float" office:value="3" calcext:value-type="float">
            <text:p>3</text:p>
          </table:table-cell>
          <table:table-cell table:formula="of:=SUM([.$B3:.C13])" office:value-type="float" office:value="6" calcext:value-type="float">
            <text:p>6</text:p>
          </table:table-cell>
          <table:table-cell table:formula="of:=SUM([.$B3:.D13])" office:value-type="float" office:value="9" calcext:value-type="float">
            <text:p>9</text:p>
          </table:table-cell>
          <table:table-cell table:formula="of:=SUM([.$B3:.E13])" office:value-type="float" office:value="12" calcext:value-type="float">
            <text:p>12</text:p>
          </table:table-cell>
          <table:table-cell table:formula="of:=SUM([.$B3:.F13])" office:value-type="float" office:value="16" calcext:value-type="float">
            <text:p>16</text:p>
          </table:table-cell>
          <table:table-cell table:formula="of:=SUM([.$B3:.G13])" office:value-type="float" office:value="19" calcext:value-type="float">
            <text:p>19</text:p>
          </table:table-cell>
          <table:table-cell table:formula="of:=SUM([.$B3:.H13])" office:value-type="float" office:value="22" calcext:value-type="float">
            <text:p>22</text:p>
          </table:table-cell>
          <table:table-cell table:formula="of:=SUM([.$B3:.I13])" office:value-type="float" office:value="26" calcext:value-type="float">
            <text:p>26</text:p>
          </table:table-cell>
          <table:table-cell table:formula="of:=SUM([.$B3:.J13])" office:value-type="float" office:value="30" calcext:value-type="float">
            <text:p>30</text:p>
          </table:table-cell>
          <table:table-cell table:style-name="Default" table:formula="of:=SUM([.$B3:.K13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17:26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9-01-11T13:18:46.138000000</dc:date>
    <meta:editing-duration>P2DT19H59M50S</meta:editing-duration>
    <meta:editing-cycles>117</meta:editing-cycles>
    <meta:generator>LibreOffice/6.0.7.3$Windows_X86_64 LibreOffice_project/dc89aa7a9eabfd848af146d5086077aeed2ae4a5</meta:generator>
    <meta:document-statistic meta:table-count="3" meta:cell-count="437" meta:object-count="0"/>
  </office:meta>
</office:document-meta>
</file>